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03_12-49-35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8.995361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03_15-52-38_000.jpg</text:p>
          </table:table-cell>
          <table:table-cell table:style-name="ce22" office:value-type="string">
            <text:p>:PHOTO 記録 / 作ったもの / 盛り付け方 / チョコレート；ダイス型</text:p>
          </table:table-cell>
          <table:table-cell table:style-name="ce4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9" table:formula="of:=IF([.E3]=&quot;&quot;;[.C3];CONCATENATE([.C3];&quot; / &quot;;[.E3]))" office:value-type="string" office:string-value=":PHOTO 記録 / 作ったもの / 盛り付け方 / チョコレート；ダイス型">
            <text:p>:PHOTO 記録 / 作ったもの / 盛り付け方 / チョコレート；ダイス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03_16-37-12_000.jpg</text:p>
          </table:table-cell>
          <table:table-cell table:style-name="ce22" office:value-type="string">
            <text:p>:m RES 1-3*3 / free# JVEMV6 37#23.1_11 / 37. miscs of miscs / 23. CO2 / 1. mind-map / M-47:#17.1,non-thermal-plasmas / N+</text:p>
          </table:table-cell>
          <table:table-cell table:style-name="ce38"/>
          <table:table-cell table:style-name="ce4"/>
          <table:table-cell table:style-name="ce4" office:value-type="string">
            <text:p>N-35-35-28.546142 E-139-34-49.434814</text:p>
          </table:table-cell>
          <table:table-cell table:style-name="ce39" table:formula="of:=IF([.E4]=&quot;&quot;;[.C4];CONCATENATE([.C4];&quot; / &quot;;[.E4]))" office:value-type="string" office:string-value=":m RES 1-3*3 / free# JVEMV6 37#23.1_11 / 37. miscs of miscs / 23. CO2 / 1. mind-map / M-47:#17.1,non-thermal-plasmas / N+">
            <text:p>:m RES 1-3*3 / free# JVEMV6 37#23.1_11 / 37. miscs of miscs / 23. CO2 / 1. mind-map / M-47:#17.1,non-thermal-plasmas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3_16-57-42_000.jpg</text:p>
          </table:table-cell>
          <table:table-cell table:style-name="ce18" office:value-type="string">
            <text:p>:m 食べた物　間食 / インスタントラーメン；袋入り</text:p>
          </table:table-cell>
          <table:table-cell table:style-name="ce17"/>
          <table:table-cell table:style-name="ce4"/>
          <table:table-cell table:style-name="ce4" office:value-type="string">
            <text:p>N-35-35-28.0 E-139-34-49.0</text:p>
          </table:table-cell>
          <table:table-cell table:style-name="ce39" table:formula="of:=IF([.E5]=&quot;&quot;;[.C5];CONCATENATE([.C5];&quot; / &quot;;[.E5]))" office:value-type="string" office:string-value=":m 食べた物　間食 / インスタントラーメン；袋入り">
            <text:p>:m 食べた物　間食 / インスタントラーメン；袋入り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3_17-47-29_000.jpg</text:p>
          </table:table-cell>
          <table:table-cell table:style-name="ce22" office:value-type="string">
            <text:p>:m anim / dessin / s-17 / theme=足：指 / N+</text:p>
          </table:table-cell>
          <table:table-cell table:style-name="ce18"/>
          <table:table-cell table:style-name="ce4"/>
          <table:table-cell table:style-name="ce4" office:value-type="string">
            <text:p>N-35-35-28.518676 E-139-34-49.434814</text:p>
          </table:table-cell>
          <table:table-cell table:style-name="ce39" table:formula="of:=IF([.E6]=&quot;&quot;;[.C6];CONCATENATE([.C6];&quot; / &quot;;[.E6]))" office:value-type="string" office:string-value=":m anim / dessin / s-17 / theme=足：指 / N+">
            <text:p>:m anim / dessin / s-17 / theme=足：指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03_17-48-12_000.jpg</text:p>
          </table:table-cell>
          <table:table-cell table:style-name="ce19" office:value-type="string">
            <text:p>:tome/ (J*) / fxの調査：続けろ</text:p>
          </table:table-cell>
          <table:table-cell table:style-name="ce19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7]=&quot;&quot;;[.C7];CONCATENATE([.C7];&quot; / &quot;;[.E7]))" office:value-type="string" office:string-value=":tome/ (J*) / fxの調査：続けろ">
            <text:p>:tome/ (J*) / fxの調査：続けろ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03_20-46-48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03_23-38-30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03_23-43-18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46142 E-139-34-49.489746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03_23-51-23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04_00-04-23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04_00-14-36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9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04_00-24-25_000.jpg</text:p>
          </table:table-cell>
          <table:table-cell table:style-name="ce19" office:value-type="string">
            <text:p>:PHOTO 記録 / 文書 / 時刻；推移；ストップウオッチ / 飲酒</text:p>
          </table:table-cell>
          <table:table-cell table:style-name="ce19"/>
          <table:table-cell table:style-name="ce4"/>
          <table:table-cell table:style-name="ce4"/>
          <table:table-cell table:style-name="ce39" table:formula="of:=IF([.E14]=&quot;&quot;;[.C14];CONCATENATE([.C14];&quot; / &quot;;[.E14]))" office:value-type="string" office:string-value=":PHOTO 記録 / 文書 / 時刻；推移；ストップウオッチ / 飲酒">
            <text:p>:PHOTO 記録 / 文書 / 時刻；推移；ストップウオッチ / 飲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04_00-24-51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587341 E-139-34-48.885498</text:p>
          </table:table-cell>
          <table:table-cell table:style-name="ce39" table:formula="of:=IF([.E15]=&quot;&quot;;[.C15];CONCATENATE([.C15];&quot; / &quot;;[.E15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04_00-24-59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87341 E-139-34-48.885498</text:p>
          </table:table-cell>
          <table:table-cell table:style-name="ce39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04_07-26-51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59875 E-139-34-49.489746</text:p>
          </table:table-cell>
          <table:table-cell table:style-name="ce39" table:formula="of:=IF([.E17]=&quot;&quot;;[.C17];CONCATENATE([.C17];&quot; / &quot;;[.E1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04_07-28-42_000.jpg</text:p>
          </table:table-cell>
          <table:table-cell table:style-name="ce8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8.8208 E-139-34-49.599609</text:p>
          </table:table-cell>
          <table:table-cell table:style-name="ce39" table:formula="of:=IF([.E18]=&quot;&quot;;[.C18];CONCATENATE([.C18];&quot; / &quot;;[.E1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9-04_07-45-01_000.jpg</text:p>
          </table:table-cell>
          <table:table-cell table:style-name="ce22" office:value-type="string">
            <text:p>:m :th / 器にチョコレートを盛る写真；電子の入り方 || :m :lets / action activity / やること / 田中正造のような人たち：話しを集める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9]=&quot;&quot;;[.C19];CONCATENATE([.C19];&quot; / &quot;;[.E19]))" office:value-type="string" office:string-value=":m :th / 器にチョコレートを盛る写真；電子の入り方 || :m :lets / action activity / やること / 田中正造のような人たち：話しを集める">
            <text:p>:m :th / 器にチョコレートを盛る写真；電子の入り方 || :m :lets / action activity / やること / 田中正造のような人たち：話しを集め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03_07-49-50_000.mp4</text:p>
          </table:table-cell>
          <table:table-cell table:style-name="ce8" office:value-type="string">
            <text:p>:VIDEO / @自宅 / 体操 / ダンス、dance-original / d-2020-0903-1 / id=4e-1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宅 / 体操 / ダンス、dance-original / d-2020-0903-1 / id=4e-1">
            <text:p>:VIDEO / @自宅 / 体操 / ダンス、dance-original / d-2020-0903-1 / id=4e-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3_14-42-31_000.mp4</text:p>
          </table:table-cell>
          <table:table-cell table:style-name="ce8" office:value-type="string">
            <text:p>:VIDEO / @自室 / 記録 / knoten / 実演,perform / n-2020-0903-1 / explain,resource=M-21.3.1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VIDEO / @自室 / 記録 / knoten / 実演,perform / n-2020-0903-1 / explain,resource=M-21.3.1">
            <text:p>:VIDEO / @自室 / 記録 / knoten / 実演,perform / n-2020-0903-1 / explain,resource=M-21.3.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3_15-36-52_000.mp4</text:p>
          </table:table-cell>
          <table:table-cell table:style-name="ce8" office:value-type="string">
            <text:p>:VIDEO / @自室 / 記録 / knoten / 実演,perform / n-2020-0903-2 / explain=もやい結び:palstek:結び方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VIDEO / @自室 / 記録 / knoten / 実演,perform / n-2020-0903-2 / explain=もやい結び:palstek:結び方">
            <text:p>:VIDEO / @自室 / 記録 / knoten / 実演,perform / n-2020-0903-2 / explain=もやい結び:palstek:結び方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03_22-08-50_000.mid</text:p>
          </table:table-cell>
          <table:table-cell table:style-name="ce8" office:value-type="string">
            <text:p>:in-mid / app=perfect-piano / 演奏、play / id-2020-0903-1 / category=melody,inst=flute</text:p>
          </table:table-cell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string" office:string-value=":in-mid / app=perfect-piano / 演奏、play / id-2020-0903-1 / category=melody,inst=flute">
            <text:p>:in-mid / app=perfect-piano / 演奏、play / id-2020-0903-1 / category=melody,inst=flut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04_08-20-29_000.mp4</text:p>
          </table:table-cell>
          <table:table-cell table:style-name="ce8" office:value-type="string">
            <text:p>:VIDEO / @自宅 / 体操 / ダンス、dance-original / d-2020-0904-1 / id=4f.n</text:p>
          </table:table-cell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string" office:string-value=":VIDEO / @自宅 / 体操 / ダンス、dance-original / d-2020-0904-1 / id=4f.n">
            <text:p>:VIDEO / @自宅 / 体操 / ダンス、dance-original / d-2020-0904-1 / id=4f.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0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4">2020/09/04</text:date>, <text:time>09:39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04T09:39:10.65</dc:date>
    <dc:creator>iwabuchi ken</dc:creator>
    <meta:editing-duration>P25DT1H38M6S</meta:editing-duration>
    <meta:editing-cycles>9507</meta:editing-cycles>
    <meta:document-statistic meta:table-count="1" meta:cell-count="476" meta:object-count="0"/>
  </office:meta>
</office:document-meta>
</file>